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officeooo:rsid="0013b705" officeooo:paragraph-rsid="0013b705" fo:background-color="transparent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9.75pt" fo:letter-spacing="normal" fo:font-style="normal" fo:font-weight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9.75pt" fo:letter-spacing="normal" fo:font-style="normal" fo:font-weight="normal" officeooo:paragraph-rsid="0010afb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Helvetica Neue" fo:font-size="9.75pt" fo:letter-spacing="normal" fo:font-style="normal" fo:font-weight="bold"/>
    </style:style>
    <style:style style:name="P8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Helvetica Neue" fo:font-size="9.75pt" fo:letter-spacing="normal" fo:font-style="normal" fo:font-weight="bold" officeooo:paragraph-rsid="000edf89"/>
    </style:style>
    <style:style style:name="P9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Helvetica Neue" fo:font-size="9.75pt" fo:letter-spacing="normal" fo:font-style="normal" fo:font-weight="bold" officeooo:rsid="000edf89" officeooo:paragraph-rsid="000edf89"/>
    </style:style>
    <style:style style:name="P10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Helvetica Neue" fo:font-size="9.75pt" fo:letter-spacing="normal" fo:font-style="normal" fo:font-weight="normal"/>
    </style:style>
    <style:style style:name="P11" style:family="paragraph" style:parent-style-name="Standard">
      <style:paragraph-properties fo:orphans="2" fo:widows="2" style:writing-mode="lr-tb"/>
      <style:text-properties fo:font-variant="normal" fo:text-transform="none" fo:color="#000000" style:font-name="Helvetica Neue" fo:font-size="9.75pt" fo:letter-spacing="normal" fo:font-style="normal" fo:font-weight="normal"/>
    </style:style>
    <style:style style:name="P12" style:family="paragraph" style:parent-style-name="Standard">
      <style:paragraph-properties fo:orphans="2" fo:widows="2" style:writing-mode="lr-tb"/>
      <style:text-properties fo:font-variant="normal" fo:text-transform="none" fo:color="#000000" style:font-name="Helvetica Neue" fo:font-size="9.75pt" fo:letter-spacing="normal" fo:font-style="normal" fo:font-weight="normal" officeooo:paragraph-rsid="0013c476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Helvetica Neue" fo:font-size="9.75pt" fo:letter-spacing="normal" fo:font-style="normal" fo:font-weight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Helvetica Neue" fo:font-size="9.75pt" fo:letter-spacing="normal" fo:font-style="normal" fo:font-weight="normal" officeooo:rsid="000edf89" officeooo:paragraph-rsid="000edf89" style:font-weight-asian="normal" style:font-weight-complex="normal"/>
    </style:style>
    <style:style style:name="T1" style:family="text">
      <style:text-properties fo:background-color="#ffffff" loext:char-shading-value="0"/>
    </style:style>
    <style:style style:name="T2" style:family="text">
      <style:text-properties style:font-name="Helvetica Neue" fo:font-size="9.75pt" fo:font-style="normal" fo:font-weight="normal" fo:background-color="#ffffff" loext:char-shading-value="0"/>
    </style:style>
    <style:style style:name="T3" style:family="text">
      <style:text-properties style:font-name="Helvetica Neue" fo:font-size="9.75pt" fo:font-style="normal" fo:font-weight="normal" fo:background-color="#ff1418" loext:char-shading-value="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df89" style:font-weight-asian="normal" style:font-weight-complex="normal"/>
    </style:style>
    <style:style style:name="T6" style:family="text">
      <style:text-properties fo:font-weight="normal" officeooo:rsid="0010afbd" style:font-weight-asian="normal" style:font-weight-complex="normal"/>
    </style:style>
    <style:style style:name="T7" style:family="text">
      <style:text-properties fo:font-weight="normal" officeooo:rsid="0013b705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font-name="Helvetica Neue" fo:font-size="9.75pt" fo:font-style="normal" fo:font-weight="normal" fo:background-color="transparent" loext:char-shading-value="0"/>
    </style:style>
    <style:style style:name="T10" style:family="text">
      <style:text-properties style:use-window-font-color="true" fo:background-color="#a0ffa1" loext:char-shading-value="0"/>
    </style:style>
    <style:style style:name="T11" style:family="text">
      <style:text-properties style:use-window-font-color="true" officeooo:rsid="000edf89" fo:background-color="#a0ffa1" loext:char-shading-value="0"/>
    </style:style>
    <style:style style:name="T12" style:family="text">
      <style:text-properties style:use-window-font-color="true" officeooo:rsid="0013b705" fo:background-color="#a0ffa1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11b02" fo:background-color="transparent" loext:char-shading-value="0"/>
    </style:style>
    <style:style style:name="T15" style:family="text">
      <style:text-properties officeooo:rsid="000edf89"/>
    </style:style>
    <style:style style:name="T16" style:family="text">
      <style:text-properties fo:font-variant="normal" fo:text-transform="none" fo:color="#000000" style:font-name="Helvetica Neue" fo:font-size="9.75pt" fo:letter-spacing="normal" fo:font-style="normal" fo:font-weight="normal"/>
    </style:style>
    <style:style style:name="T17" style:family="text">
      <style:text-properties fo:font-variant="normal" fo:text-transform="none" fo:color="#000000" style:font-name="Helvetica Neue" fo:font-size="9.75pt" fo:letter-spacing="normal" fo:font-style="normal" fo:font-weight="normal" fo:background-color="#ffff6d" loext:char-shading-value="0"/>
    </style:style>
    <style:style style:name="T18" style:family="text">
      <style:text-properties fo:font-variant="normal" fo:text-transform="none" fo:color="#000000" style:font-name="Helvetica Neue" fo:font-size="9.75pt" fo:letter-spacing="normal" fo:font-style="normal" fo:font-weight="bold" fo:background-color="transparent" loext:char-shading-value="0" style:font-weight-asian="bold" style:font-weight-complex="bold"/>
    </style:style>
    <style:style style:name="T19" style:family="text">
      <style:text-properties style:font-weight-asian="bold" style:font-weight-complex="bold"/>
    </style:style>
    <style:style style:name="T20" style:family="text">
      <style:text-properties officeooo:rsid="000edf89" style:font-weight-asian="bold" style:font-weight-complex="bold"/>
    </style:style>
    <style:style style:name="T21" style:family="text">
      <style:text-properties fo:font-style="italic" fo:font-weight="normal" officeooo:rsid="0010afbd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3b705" style:font-style-asian="italic" style:font-weight-asian="normal" style:font-style-complex="italic" style:font-weight-complex="normal"/>
    </style:style>
    <style:style style:name="T23" style:family="text">
      <style:text-properties officeooo:rsid="00111b02"/>
    </style:style>
    <style:style style:name="T24" style:family="text">
      <style:text-properties fo:background-color="#b0dce7" loext:char-shading-value="0"/>
    </style:style>
    <style:style style:name="T25" style:family="text">
      <style:text-properties officeooo:rsid="00111b02" fo:background-color="#b0dce7" loext:char-shading-value="0"/>
    </style:style>
    <style:style style:name="T26" style:family="text">
      <style:text-properties fo:background-color="#b1a0c5" loext:char-shading-value="0"/>
    </style:style>
    <style:style style:name="T27" style:family="text">
      <style:text-properties officeooo:rsid="00111b02" fo:background-color="#b1a0c5" loext:char-shading-value="0"/>
    </style:style>
    <style:style style:name="T28" style:family="text">
      <style:text-properties fo:background-color="#ffbf28" loext:char-shading-value="0"/>
    </style:style>
    <style:style style:name="T29" style:family="text">
      <style:text-properties officeooo:rsid="000edf89" fo:background-color="#ffbf28" loext:char-shading-value="0"/>
    </style:style>
    <style:style style:name="T30" style:family="text">
      <style:text-properties officeooo:rsid="0010afbd" fo:background-color="#ffbf28" loext:char-shading-value="0"/>
    </style:style>
    <style:style style:name="T31" style:family="text">
      <style:text-properties fo:background-color="#d6d4ca" loext:char-shading-value="0"/>
    </style:style>
    <style:style style:name="T32" style:family="text">
      <style:text-properties officeooo:rsid="000edf89" fo:background-color="#d6d4ca" loext:char-shading-value="0"/>
    </style:style>
    <style:style style:name="T33" style:family="text">
      <style:text-properties officeooo:rsid="0010afbd" fo:background-color="#d6d4ca" loext:char-shading-value="0"/>
    </style:style>
    <style:style style:name="T34" style:family="text">
      <style:text-properties fo:background-color="#f4dbda" loext:char-shading-value="0"/>
    </style:style>
    <style:style style:name="T35" style:family="text">
      <style:text-properties officeooo:rsid="00111b02" fo:background-color="#f4dbda" loext:char-shading-value="0"/>
    </style:style>
    <style:style style:name="T36" style:family="text">
      <style:text-properties officeooo:rsid="0010afbd" fo:background-color="#f4dbda" loext:char-shading-value="0"/>
    </style:style>
    <style:style style:name="T37" style:family="text">
      <style:text-properties officeooo:rsid="0013c476" fo:background-color="#f4dbda" loext:char-shading-value="0"/>
    </style:style>
    <style:style style:name="T38" style:family="text">
      <style:text-properties fo:background-color="#a0ffa1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8">Contextualização</text:span><text:span text:style-name="T16">: em que área do conhecimento o artigo se encaixa? Qual o contexto geral da utilização/aplicação dessa pesquisa?</text:span><text:span text:style-name="T17">cor Amarelo rgb{255,255,49}</text:span></text:p>
      <text:p text:style-name="P3"/>
      <text:p text:style-name="P5"><text:span text:style-name="T9"><text:s text:c="16"/>Qual é o problema?</text:span><text:span text:style-name="T2"> </text:span><text:span text:style-name="T3">cor vermelho rgb{255,20,24}</text:span></text:p>
      <text:p text:style-name="P3"/>
      <text:p text:style-name="P3"><text:line-break/><text:span text:style-name="T8">Trabalhos relacionados:</text:span><text:line-break/> <text:s text:c="7"/><text:span text:style-name="T23">a. </text:span>Soluçõe<text:span text:style-name="T13">s existentes: quais os artigos que já investigaram esse problema</text:span>?<text:span text:style-name="T38"> </text:span><text:span text:style-name="T10">cor verde </text:span><text:span text:style-name="T11">rgb{1</text:span><text:span text:style-name="T12">60</text:span><text:span text:style-name="T11">,</text:span><text:span text:style-name="T12">255</text:span><text:span text:style-name="T11">,</text:span><text:span text:style-name="T12">161</text:span><text:span text:style-name="T11">}</text:span></text:p>
      <text:p text:style-name="P3"><text:span text:style-name="T13"><text:line-break/> <text:s text:c="6"/></text:span><text:span text:style-name="T14">b. </text:span><text:span text:style-name="T13">Solução mais próxima: qual é a melhor e/ou solução mais próxima ao problema apresentado.</text:span><text:span text:style-name="T1"> </text:span><text:span text:style-name="T31">cor cinza  </text:span><text:span text:style-name="T32">rgb{</text:span><text:span text:style-name="T33">214,212,202</text:span><text:span text:style-name="T32">}</text:span></text:p>
      <text:p text:style-name="P3"/>
      <text:p text:style-name="P3"><text:line-break/><text:span text:style-name="T8">Gap</text:span>: qual a principal/is limitações da(s) solução(ões) existente(s)? <text:span text:style-name="T28">cor laranja </text:span><text:span text:style-name="T29">rgb {</text:span><text:span text:style-name="T30">255,191,40</text:span><text:span text:style-name="T29">}</text:span></text:p>
      <text:p text:style-name="P7"/>
      <text:p text:style-name="P4"><text:s text:c="9"/>O que não foi investigado? Quais aspectos do problema ainda não estão claros? <text:span text:style-name="T28">cor laranja </text:span><text:span text:style-name="T29">rgb{</text:span><text:span text:style-name="T30">255,191,40</text:span><text:span text:style-name="T29">}</text:span></text:p>
      <text:p text:style-name="P3"/>
      <text:p text:style-name="P4"><text:s text:c="9"/>Por que as abordagens existentes podem ser falhas? <text:span text:style-name="T28">cor laranja </text:span><text:span text:style-name="T29">rgb{</text:span><text:span text:style-name="T30">255,191,40</text:span><text:span text:style-name="T29">}</text:span></text:p>
      <text:p text:style-name="P3"/>
      <text:p text:style-name="P3"><text:line-break/><text:span text:style-name="T8">Hipótese ou questão de pesquisa</text:span>: dado a limitação / problema listado anteriormente, o autor argumenta que há uma forma de fazer diferente que talvez resolva o problema, ou ainda atinja resultado melhor ou que investigue algum aspecto? <text:span text:style-name="T24">cor azul claro </text:span><text:span text:style-name="T25">rgb{176,220,231}</text:span></text:p>
      <text:p text:style-name="P3"/>
      <text:p text:style-name="P3"/>
      <text:p text:style-name="P10"><text:span text:style-name="T8">Objetivos:</text:span> dada a hipótese, como o autor pretende provar que ela é verdadeira ou falsa?<text:span text:style-name="T26"> cor roxo </text:span><text:span text:style-name="T27">rgb{177,160,197}</text:span></text:p>
      <text:p text:style-name="P10"/>
      <text:p text:style-name="P11"><text:line-break/><text:span text:style-name="T8">Metodologia:</text:span><text:span text:style-name="T34"><text:line-break/></text:span><text:span text:style-name="T13"> <text:s text:c="5"/>a. Qual o tipo de revisão realizada: narrativa, sistemática, integrativa, ou outro tipo?</text:span><text:span text:style-name="T34"> cor rosa </text:span><text:span text:style-name="T35">rgb{2</text:span><text:span text:style-name="T37">44</text:span><text:span text:style-name="T35">,</text:span><text:span text:style-name="T37">219</text:span><text:span text:style-name="T35">,</text:span><text:span text:style-name="T37">218</text:span><text:span text:style-name="T35">}</text:span></text:p>
      <text:p text:style-name="P12"><text:line-break/> <text:s text:c="5"/>b. Quais são as amostras, as <text:span text:style-name="T13">variáveis, tipo de pesquisa e as métricas utilizadas? </text:span><text:span text:style-name="T36">cor rosa </text:span><text:span text:style-name="T35">rgb{2</text:span><text:span text:style-name="T37">44</text:span><text:span text:style-name="T35">,</text:span><text:span text:style-name="T37">219</text:span><text:span text:style-name="T35">,</text:span><text:span text:style-name="T37">218</text:span><text:span text:style-name="T35">}</text:span></text:p>
      <text:p text:style-name="P12"><text:span text:style-name="T13"><text:line-break/> <text:s text:c="5"/>c. Como foi realizada a coleta e a</text:span>nálise de dados? <text:span text:style-name="T34">cor rosa </text:span><text:span text:style-name="T35">rgb{2</text:span><text:span text:style-name="T37">44</text:span><text:span text:style-name="T35">,</text:span><text:span text:style-name="T37">219</text:span><text:span text:style-name="T35">,</text:span><text:span text:style-name="T37">218</text:span><text:span text:style-name="T35">}</text:span></text:p>
      <text:p text:style-name="P1"><text:line-break/></text:p>
      <text:p text:style-name="P2"><text:span text:style-name="T15">O</text:span>bservações:</text:p>
      <text:p text:style-name="P8"><text:span text:style-name="T15">GAP –</text:span><text:span text:style-name="T5"> i</text:span><text:span text:style-name="T4">remos diferenciar os gaps dos outros estudos e do pr</text:span><text:span text:style-name="T5">ó</text:span><text:span text:style-name="T4">prio artigo(se houver) nos comentários dos notes</text:span><text:span text:style-name="T5">(caixinhas de comentário)</text:span><text:span text:style-name="T4"> criados nos pdfs</text:span><text:span text:style-name="T5"> nos parágrafos grifados. </text:span><text:span text:style-name="T6">E podemos diferenciar as repostas relacionadas </text:span><text:span text:style-name="T7">aos</text:span><text:span text:style-name="T6"> gap´s nos comentários dos notes também. </text:span><text:span text:style-name="T21">Exemplo: GAP – essa é uma limitação apontada pelo autor ao referido estudo anterior.</text:span></text:p>
      <text:p text:style-name="P14"/>
      <text:p text:style-name="P9"><text:span text:style-name="T19">OBJETIVOS </text:span><text:span text:style-name="T4">-- caso exista objetivo secundário pintar de roxo e depois fazer comentário ao final do pdf.</text:span></text:p>
      <text:p text:style-name="P14"/>
      <text:p text:style-name="P8"><text:span text:style-name="T20">METODOLOGIA</text:span><text:span text:style-name="T5"> - diferenciar as respostas nos comentários dos notes (caixinhas de comentário) criados no pdfs nos parágrafos grifados. </text:span><text:span text:style-name="T22">Exemplo: Metodologia – aqui refere-se a coleta de da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7T10:56:16.814000000</meta:creation-date>
    <dc:date>2021-02-18T09:58:16.358000000</dc:date>
    <meta:editing-duration>PT13M46S</meta:editing-duration>
    <meta:editing-cycles>3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7" meta:word-count="301" meta:character-count="2144" meta:non-whitespace-character-count="1780"/>
  </office:meta>
</office:document-meta>
</file>